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eile</text:p>
      <text:p text:style-name="Standard">Fleisch, Salat, Hu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21T21:17:31.88</meta:creation-date>
    <dc:date>2016-01-21T21:23:14.20</dc:date>
    <meta:editing-duration>PT1M35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" meta:word-count="4" meta:character-count="25"/>
  </office:meta>
</office:document-meta>
</file>